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Table.containsSymbol( String symb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ymbolTable.addSymbol( String symbo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ymbolTable.containsSymbol( char [ ] buffer , int offse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mbolTable.hash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SymbolTable( int initialCapacity , float loadFac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ymbolTable.reha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.Entry( char [ ] ch , int offset , int length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Table.hash( char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mbolTable.SymbolTable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String symbol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Table.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Symbol( char [ ] buffer , int offset ,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